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7F0000007082021236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389cm" fo:min-width="0cm"/>
    </style:style>
    <style:style style:name="gr3" style:family="graphic" style:parent-style-name="objectwithoutfill">
      <style:graphic-properties svg:stroke-width="0.159cm" svg:stroke-color="#00ccff" draw:marker-start-width="0.438cm" draw:marker-end-width="0.4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8pt" style:text-underline-style="solid" style:text-underline-width="auto" style:text-underline-color="font-color" style:font-size-asian="28pt" style:font-size-complex="28pt"/>
    </style:style>
    <style:style style:name="T3" style:family="text">
      <style:text-properties fo:font-size="28pt" style:text-underline-style="none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6.559cm" svg:height="19.558cm" svg:x="0.857cm" svg:y="1.032cm">
          <draw:image xlink:href="Pictures/100002010000007F0000007082021236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6.334cm" svg:height="4.639cm" svg:x="0.371cm" svg:y="-0.21cm">
          <draw:text-box>
            <text:p><text:span text:style-name="T1">6x + 3y = 9</text:span></text:p>
            <text:p><text:span text:style-name="T2">-6x <text:s text:c="7"/>= -6x </text:span></text:p>
            <text:p><text:span text:style-name="T3"><text:s text:c="8"/></text:span><text:span text:style-name="T3">3y = 9 - 6x</text:span></text:p>
          </draw:text-box>
        </draw:frame>
        <draw:line draw:style-name="gr3" draw:text-style-name="P1" draw:layer="layout" svg:x1="0.492cm" svg:y1="1cm" svg:x2="1.889cm" svg:y2="0.111cm">
          <text:p/>
        </draw:line>
        <draw:line draw:style-name="gr3" draw:text-style-name="P1" draw:layer="layout" svg:x1="0.492cm" svg:y1="2.143cm" svg:x2="1.889cm" svg:y2="1.25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osh Keune</meta:initial-creator>
    <meta:creation-date>2018-08-07T22:54:11.18</meta:creation-date>
    <dc:date>2018-08-07T23:41:37.93</dc:date>
    <dc:creator>Tosh Keune</dc:creator>
    <meta:editing-duration>PT35S</meta:editing-duration>
    <meta:editing-cycles>1</meta:editing-cycles>
    <meta:document-statistic meta:object-count="4"/>
    <meta:generator>OpenOffice/4.1.5$Win32 OpenOffice.org_project/415m1$Build-9789</meta:generator>
  </office:meta>
</office:document-meta>
</file>